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4.101cm"/>
    </style:style>
    <style:style style:name="gr27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9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4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5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4cm" fo:min-width="0cm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eeeeee"/>
    </style:style>
    <style:style style:name="P12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3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7" draw:text-style-name="P3" draw:layer="layout" svg:width="5.777cm" svg:height="5.378cm" svg:x="2.942cm" svg:y="4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2" draw:layer="layout" svg:width="3.984cm" svg:height="1.593cm" svg:x="3.817cm" svg:y="4.948cm">
          <text:p text:style-name="P11"><text:span text:style-name="T4">Skills Display</text:span></text:p>
          <text:p text:style-name="P11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draw:layer="layout" svg:width="3.984cm" svg:height="1.594cm" svg:x="3.817cm" svg:y="6.752cm">
          <text:p text:style-name="P11"><text:span text:style-name="T5">Skills Reporting</text:span></text:p>
          <text:p text:style-name="P11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797cm" svg:height="0.797cm" svg:x="13.681cm" svg:y="2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14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2" draw:text-style-name="P15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3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0.797cm" svg:height="0.797cm" svg:x="19.945cm" svg:y="5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7" draw:text-style-name="P2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2" draw:text-style-name="P15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2" draw:text-style-name="P15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3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5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7" draw:text-style-name="P2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7" draw:text-style-name="P2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7" draw:text-style-name="P2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8" draw:text-style-name="P16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3H28M39S</meta:editing-duration>
    <meta:editing-cycles>6</meta:editing-cycles>
    <meta:generator>LibreOffice/5.3.6.1$Linux_X86_64 LibreOffice_project/30$Build-1</meta:generator>
    <dc:date>2019-12-05T10:59:48.207403466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